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padding="0.049cm" fo:border="0.06pt solid #d9d9e3"/>
    </style:style>
    <style:style style:name="P2" style:family="paragraph" style:parent-style-name="Text_20_body">
      <style:paragraph-properties fo:padding="0.049cm" fo:border="0.06pt solid #d9d9e3"/>
      <style:text-properties officeooo:paragraph-rsid="001ce3c5"/>
    </style:style>
    <style:style style:name="P3" style:family="paragraph" style:parent-style-name="Text_20_body">
      <style:paragraph-properties fo:break-before="page"/>
    </style:style>
    <style:style style:name="T1" style:family="text">
      <style:text-properties loext:padding="0.049cm" loext:border="0.06pt solid #d9d9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4-</text:p>
      <text:p text:style-name="Standard">Software Maintenance: is the process of adapting or modifying a software system to correct faults or improve performance.</text:p>
      <text:p text:style-name="Standard"/>
      <text:p text:style-name="Standard">Corrective Maintenance: is the practice of repairing faults in software systems.</text:p>
      <text:p text:style-name="Standard"/>
      <text:p text:style-name="Standard">Insufficient: If something is insufficient, it is not suitable or strong enough for a particular purpose.</text:p>
      <text:p text:style-name="Standard"/>
      <text:p text:style-name="Standard">Adaptive Maintenance: is the practice of updating software according to changes in environment, such as upgrades to hardware or operating systems, without changing the functionality of the software.</text:p>
      <text:p text:style-name="Standard"/>
      <text:p text:style-name="Standard">Law of continuing change: is a principle that states that a system in use should undergo continuing change until it becomes more cost-effective to restructure the system.</text:p>
      <text:p text:style-name="Standard"/>
      <text:p text:style-name="Standard">Enhance: To enhance something is to improve its function.</text:p>
      <text:p text:style-name="Standard"/>
      <text:p text:style-name="Standard">Release: is an updated version of an existing software program.</text:p>
      <text:p text:style-name="Standard"/>
      <text:p text:style-name="Standard">Perfective maintenance: is the practice of updating software in order to accommodate new user requirements.</text:p>
      <text:p text:style-name="Standard"/>
      <text:p text:style-name="Standard">Repair: To repair something is to fix parts of it that are not functioning correctly.</text:p>
      <text:p text:style-name="Standard"/>
      <text:p text:style-name="Standard">Law of increasing complexity: is a principle that states that a structure becomes more complex with every change that is made to it.</text:p>
      <text:p text:style-name="Standard"/>
      <text:p text:style-name="Standard">Unstructured code: is the code for a system that is designed poorly or coded without a clear structure or order.</text:p>
      <text:p text:style-name="Standard"/>
      <text:p text:style-name="Standard">Preventive maintenance: is the practice of improving the structure of a system in order to make it easier to maintain.</text:p>
      <text:p text:style-name="Standard"/>
      <text:p text:style-name="Standard">15-</text:p>
      <text:p text:style-name="Standard">Legacy systems: is an old software system that continues to be updated and used.</text:p>
      <text:p text:style-name="Standard"/>
      <text:p text:style-name="Standard">Modernize: To modernize something is to make it compatible with new technology or update its appearance and functionality.</text:p>
      <text:p text:style-name="Standard"/>
      <text:p text:style-name="Standard">Reverse engineering: is the process of analyzing an existing software system and creating a new version of the system at a higher level of abstraction.</text:p>
      <text:p text:style-name="Standard"/>
      <text:p text:style-name="Standard">Web-based: If something is web-based, it is used on the Internet.</text:p>
      <text:p text:style-name="Standard"/>
      <text:p text:style-name="Standard">Revamping: is the process of updating the user interface of a program without changing the program's structure.</text:p>
      <text:p text:style-name="Standard"/>
      <text:p text:style-name="Standard">Redocumentation: is the process of improving or simplifying a program's code without changing its function or level of abstraction.</text:p>
      <text:p text:style-name="Standard"/>
      <text:p text:style-name="Standard">Design recovery: is the process of creating a program that is identical to an existing program in function but is better organized in abstraction.</text:p>
      <text:p text:style-name="Standard"><text:soft-page-break/></text:p>
      <text:p text:style-name="Standard">Functional equivalence: is a measure of how similar two programs are in purpose and function, even though they may be coded differently.</text:p>
      <text:p text:style-name="Standard"/>
      <text:p text:style-name="Standard">Reengineering: Reengineering, also called renovation, is the process of making functional changes to a system.</text:p>
      <text:p text:style-name="Standard"/>
      <text:p text:style-name="Standard">Renovation: Renovation, also called reengineering, is the process of making functional changes to a system.</text:p>
      <text:p text:style-name="Standard"/>
      <text:p text:style-name="Standard">Restructuring: is the process of updating a system while keeping the same functionality and level of abstraction.</text:p>
      <text:p text:style-name="Standard"/>
      <text:p text:style-name="Standard">1-</text:p>
      <text:p text:style-name="Standard">Conceptual models: is a technically-accurate model of a computer system that is rendered in terms of a system's reactions to user actions.</text:p>
      <text:p text:style-name="Standard"/>
      <text:p text:style-name="Standard">User interface: is a collection of attributes that governs the way a user interacts with a system.</text:p>
      <text:p text:style-name="Standard"/>
      <text:p text:style-name="Standard">Mental model: is a user's understanding of a computer system.</text:p>
      <text:p text:style-name="Standard"/>
      <text:p text:style-name="Standard">Cognitive view: is a means of understanding a system that considers what a user needs to understand about a system in order to operate it.</text:p>
      <text:p text:style-name="Standard"/>
      <text:p text:style-name="Standard">Linguistic view: is a conceptual model that describes the interactions between a human and a system.</text:p>
      <text:p text:style-name="Standard"/>
      <text:p text:style-name="Standard">Design view: is a conceptual model that focuses on the user interface design.</text:p>
      <text:p text:style-name="Standard"/>
      <text:p text:style-name="Standard">CLG(Command Language Grammar): is a specific grammatical structure that describes the user interface aspects of a computer system.</text:p>
      <text:p text:style-name="Standard"/>
      <text:p text:style-name="Standard">Conceptual component: is a view of a system that concerns the functions that the system will perform for users.</text:p>
      <text:p text:style-name="Standard"/>
      <text:p text:style-name="Standard">Communication component: is a view of a system that concerns the dialog between systems and users.</text:p>
      <text:p text:style-name="Standard"/>
      <text:p text:style-name="Standard">Material component: is a view of a system that concerns the graphics of the user interface and the hardware that the user will interact with.</text:p>
      <text:p text:style-name="Standard"/>
      <text:p text:style-name="Standard">Semantic level: is a view of a conceptual component that describes system objects and general task delegation.</text:p>
      <text:p text:style-name="Standard"/>
      <text:p text:style-name="Standard">Task level: is a view of the conceptual component that concerns the tasks performed both by the machine and by the user.</text:p>
      <text:p text:style-name="Standard"/>
      <text:p text:style-name="Standard">Spatial layout level: is a view of a material component which specifies the graphic elements that are displayed on screen.</text:p>
      <text:p text:style-name="Standard"/>
      <text:p text:style-name="Standard">Apparatus level: is a view of the material component that specifies the shape and feel of buttons, keys, and other hardware that the user will interact with.</text:p>
      <text:p text:style-name="Standard"><text:soft-page-break/></text:p>
      <text:p text:style-name="Standard">Keystroke level: is a view of the communication component that describes the physical actions of a user, such as keystrokes or mouse clicks.</text:p>
      <text:p text:style-name="Standard"/>
      <text:p text:style-name="Standard">Syntax level: is a view of a communication component that describes the dialog style by specifying all user and system interactions.</text:p>
      <text:p text:style-name="Standard"/>
      <text:p text:style-name="Standard">2-</text:p>
      <text:p text:style-name="Standard">Artistic Design: is the practice of using graphic design to draw a user's attention to important parts of an interface.</text:p>
      <text:p text:style-name="Standard"/>
      <text:p text:style-name="Standard">Ergonomics: <text:s/>is the study of designing hardware that is intended to be operated physically by users.</text:p>
      <text:p text:style-name="Standard"/>
      <text:p text:style-name="Standard">Seeheim model: is a model of software design that separates the application from the user interface.</text:p>
      <text:p text:style-name="Standard"/>
      <text:p text:style-name="Standard">MVC Paradigm(model-view-controller): <text:s/>paradigm is a design pattern for user interfaces that splits the application into three areas: the model, the view, and the controller.</text:p>
      <text:p text:style-name="Standard"/>
      <text:p text:style-name="Standard">Layers: is a level of operation of a system.</text:p>
      <text:p text:style-name="Standard"/>
      <text:p text:style-name="Standard">HCI(human-computer interaction): is the study and design of interactions between users and computers.</text:p>
      <text:p text:style-name="Standard"/>
      <text:p text:style-name="Standard">Task analysis: is the act of evaluating a complex system in terms of its users, tasks, hardware, social environment, and physical environment.</text:p>
      <text:p text:style-name="Standard"/>
      <text:p text:style-name="Standard">Presentation: is the collective aspects of a system that are perceptible to the user, such as the screen layout or the keyboard layout.</text:p>
      <text:p text:style-name="Standard"/>
      <text:p text:style-name="Standard">End User: is a consumer who becomes the intended or primary user of a product.</text:p>
      <text:p text:style-name="Standard"/>
      <text:p text:style-name="Standard">Dialog: is a reciprocal communication between a computer and a user.</text:p>
      <text:p text:style-name="Standard"/>
      <text:p text:style-name="Standard">Functionality: is the range of operations that a computer or software system can perform.</text:p>
      <text:p text:style-name="Standard"/>
      <text:p text:style-name="Standard">Humanities: is the study of or focus on how people perceive, learn, think, and feel.</text:p>
      <text:p text:style-name="Standard"/>
      <text:p text:style-name="Standard">User-centered design: is a design process that places great emphasis on the experience of end users.</text:p>
      <text:p text:style-name="Standard"/>
      <text:p text:style-name="Standard">groupware: is software designed to assist a group of people achieve a common goal or complete a collaborative task.</text:p>
      <text:p text:style-name="Standard"/>
      <text:p text:style-name="Standard">UVM(user virtual machine): is the hardware and software of a given system.</text:p>
      <text:p text:style-name="Standard"/>
      <text:p text:style-name="Standard">3-</text:p>
      <text:p text:style-name="Standard">Software crisis: is a problem in the software industry caused by the fact that the demand for new software applications is higher than what software developers can fulfill.</text:p>
      <text:p text:style-name="Standard"/>
      <text:p text:style-name="Standard">Software reuse: is the practice of incorporating modified or unmodified pieces of source code from existing software into the creation of new software.</text:p>
      <text:p text:style-name="Standard"/>
      <text:p text:style-name="Standard">Scope: is the extent of something or the area that it includes.</text:p>
      <text:p text:style-name="Standard"><text:soft-page-break/></text:p>
      <text:p text:style-name="Standard">Ad hoc: If something is ad hoc, it is unsystematic and done for one particular instance only.</text:p>
      <text:p text:style-name="Standard"/>
      <text:p text:style-name="Standard">White-box reuse: is a method of software reuse in which software elements are modified before they are incorporated into new software.</text:p>
      <text:p text:style-name="Standard"/>
      <text:p text:style-name="Standard">Techniques: is a skill or specific method of doing or creating something.</text:p>
      <text:p text:style-name="Standard"/>
      <text:p text:style-name="Standard">Source codes: is a listing of commands to be executed in a computer program.</text:p>
      <text:p text:style-name="Standard"/>
      <text:p text:style-name="Standard">Products: is something that is available for purchase.</text:p>
      <text:p text:style-name="Standard"/>
      <text:p text:style-name="Standard">COTS(commercial, off-the-shelf): If a software is COTS, it is unmodified from its original state and the contents of the software are generally unknown.</text:p>
      <text:p text:style-name="Standard"/>
      <text:p text:style-name="Standard">Black-box reuse: is a method of software reuse in which software elements are reused without modification.</text:p>
      <text:p text:style-name="Standard"/>
      <text:p text:style-name="Standard">Substance: is the components, concepts, and procedures of something.</text:p>
      <text:p text:style-name="Standard"/>
      <text:p text:style-name="Standard">Approach: is a way or strategy for doing or creating something.</text:p>
      <text:p text:style-name="Standard"/>
      <text:p text:style-name="Standard">Compositional: If technology is compositional, its existing components can easily be reused in new systems.</text:p>
      <text:p text:style-name="Standard"/>
      <text:p text:style-name="Standard">Generative: If technology is generative, its components are used to create programs that generate new programs.</text:p>
      <text:p text:style-name="Standard"/>
      <text:p text:style-name="Standard">Usage: is the way that something is utilized.</text:p>
      <text:p text:style-name="Standard"/>
      <text:p text:style-name="Standard">4-</text:p>
      <text:p text:style-name="Standard">Code scavenging: is the process of reusing code that has been previously written, if it happens to solve current problems.</text:p>
      <text:p text:style-name="Standard"/>
      <text:p text:style-name="Standard">Program library: is a collection of ready to use pieces of code.</text:p>
      <text:p text:style-name="Standard"/>
      <text:p text:style-name="Standard">Intermediate Products: is a piece of code that is ready to be used in the development of a more complicated application.</text:p>
      <text:p text:style-name="Standard"/>
      <text:p text:style-name="Standard">Instantiate: To instantiate something is to complete it or give it substance.</text:p>
      <text:p text:style-name="Standard"/>
      <text:p text:style-name="Standard">Template: is a skeleton component that does not have all of the details of a complete program.</text:p>
      <text:p text:style-name="Standard"/>
      <text:p text:style-name="Standard">Application generator: is a tool that helps engineers write programs on a large scale.</text:p>
      <text:p text:style-name="Standard"/>
      <text:p text:style-name="Standard">Domain analysis: is a process which identifies, captures, structures, and reorganizes information for software development.</text:p>
      <text:p text:style-name="Standard"/>
      <text:p text:style-name="Standard">Transformation system: is an application that assists engineers in transforming systems from sets of specifications to executable programs.</text:p>
      <text:p text:style-name="Standard"/>
      <text:p text:style-name="Standard"><text:soft-page-break/>ADL(architecture description language): is a system that formally describes the architectural configuration of a software system.</text:p>
      <text:p text:style-name="Standard"/>
      <text:p text:style-name="Standard">MIL(Module Interconnection Language): is a formal description of the overall structure of a software system.</text:p>
      <text:p text:style-name="Standard"/>
      <text:p text:style-name="Standard">Skeleton: If a component is skeleton, not all of its details have been filled in.</text:p>
      <text:p text:style-name="Standard"/>
      <text:p text:style-name="Standard">Middleware: is software that connects a computer's operating system to individual applications and ensures that programs can run together smoothly.</text:p>
      <text:p text:style-name="Standard"/>
      <text:p text:style-name="Standard">VHLL(very high level language): is a programming language with a high level of abstraction that is used primarily by programmers for assistance in creating new programs.</text:p>
      <text:p text:style-name="Standard"/>
      <text:p text:style-name="Standard">5-</text:p>
      <text:p text:style-name="Standard">Software reliability model: is a statistical model that aims to predict and prevent software failures.</text:p>
      <text:p text:style-name="Standard"/>
      <text:p text:style-name="Standard">reliability: s the quality of being consistent and free of errors.</text:p>
      <text:p text:style-name="Standard"/>
      <text:p text:style-name="Standard">Robust programming: is the practice of ensuring that software components function correctly regardless of their context.</text:p>
      <text:p text:style-name="Standard"/>
      <text:p text:style-name="Standard">exception domain: is the set of incorrect inputs to a software component.</text:p>
      <text:p text:style-name="Standard"/>
      <text:p text:style-name="Standard">software errors</text:p>
      <text:p text:style-name="Standard"/>
      <text:p text:style-name="Standard">expected exception domains: is the incorrect input that is anticipated and recognized by software.</text:p>
      <text:p text:style-name="Standard"/>
      <text:p text:style-name="Standard">Threshold: is a limit that must be exceeded for a certain reaction to take place.</text:p>
      <text:p text:style-name="Standard"/>
      <text:p text:style-name="Standard">Fault-tolerant: If a disk is fault-tolerant, it contains backup data in case of software failure.</text:p>
      <text:p text:style-name="Standard"/>
      <text:p text:style-name="Standard">Recovery blocks: is an automatically saved file of data that is used as backup in case an operation causes a software failure.</text:p>
      <text:p text:style-name="Standard"/>
      <text:p text:style-name="Standard">N-version programming: is a technique for software fault tolerance in which multiple functionally-equivalent programs are generated from the same initial specifications.</text:p>
      <text:p text:style-name="Standard"/>
      <text:p text:style-name="Standard">BM(basic execution time model)</text:p>
      <text:p text:style-name="Standard"/>
      <text:p text:style-name="Standard">LPM(logarithmic poisson execution time model): is a software reliability model in which the decrease in failure intensity is constant.</text:p>
      <text:p text:style-name="Standard"/>
      <text:p text:style-name="Standard">Redundancy: is the inclusion of components that are not necessary or are copies of existing components to ensure proper function of software in case of error or failure.</text:p>
      <text:p text:style-name="Standard"/>
      <text:p text:style-name="Standard">Probability: is the extent to which something is likely to happen.</text:p>
      <text:p text:style-name="Standard"/>
      <text:p text:style-name="Standard">6-</text:p>
      <text:p text:style-name="Standard">CASE(Computer Aided Software Engineering): is the application of various support systems in the software development process.</text:p>
      <text:p text:style-name="Standard"/>
      <text:p text:style-name="Standard"><text:soft-page-break/>Tools</text:p>
      <text:p text:style-name="Standard"/>
      <text:p text:style-name="Standard">Language-centered environments: <text:s/>A language-centered environment, also called a programming environment, is an interactive development environment that contains tools for development in a particular programming language.</text:p>
      <text:p text:style-name="Standard"/>
      <text:p text:style-name="Standard">Integrated environments: is a development environment that contains the specifications of a final product.</text:p>
      <text:p text:style-name="Standard"/>
      <text:p text:style-name="Standard">Process-centered environment: is a development environment that focuses on the process of software development.</text:p>
      <text:p text:style-name="Standard"/>
      <text:p text:style-name="Standard">Process scale: is a software development feature that specifies whether a product supports code development or general human activities.</text:p>
      <text:p text:style-name="Standard"/>
      <text:p text:style-name="Standard">environments: is an application that supports the complete software development</text:p>
      <text:p text:style-name="Standard"/>
      <text:p text:style-name="Standard">toolkit: is a development environment in which tools are independent of each other, and are not well integrated.</text:p>
      <text:p text:style-name="Standard"/>
      <text:p text:style-name="Standard">workbench: is a set of related tools that support the software development process in a limited scope.</text:p>
      <text:p text:style-name="Standard"/>
      <text:p text:style-name="Standard">user scale: is a system that measures the number of users a product is capable of supporting.</text:p>
      <text:p text:style-name="Standard"/>
      <text:p text:style-name="Standard">family: If a value on the user scale is family, it indicates that a product is designed to facilitate interactions between developers.</text:p>
      <text:p text:style-name="Standard"/>
      <text:p text:style-name="Standard">city: If a value on the user scale is city, it indicates that a product supports the development of a system larger than a family.</text:p>
      <text:p text:style-name="Standard"/>
      <text:p text:style-name="Standard">state: If a value on the user scale is state, it indicates that a product focuses on commonality and standardization across a very large system.</text:p>
      <text:p text:style-name="Standard"/>
      <text:p text:style-name="Standard">individual: If a value on the user scale is individual, it indicates that a product is designed to assist in software construction by individual developers.</text:p>
      <text:p text:style-name="P3">14- <text:span text:style-name="Strong_20_Emphasis"><text:span text:style-name="T1">Mantenimiento de software:</text:span></text:span> es el proceso de adaptar o modificar un sistema de software para corregir fallas o mejorar el rendimiento.</text:p>
      <text:p text:style-name="P1"><text:span text:style-name="Strong_20_Emphasis"><text:span text:style-name="T1">Mantenimiento correctivo:</text:span></text:span> es la práctica de reparar fallas en sistemas de software.</text:p>
      <text:p text:style-name="P1"><text:span text:style-name="Strong_20_Emphasis"><text:span text:style-name="T1">Insuficiente:</text:span></text:span> si algo es insuficiente, no es adecuado o lo suficientemente fuerte para un propósito particular.</text:p>
      <text:p text:style-name="P1"><text:span text:style-name="Strong_20_Emphasis"><text:span text:style-name="T1">Mantenimiento adaptativo:</text:span></text:span> es la práctica de actualizar el software de acuerdo con los cambios en el entorno, como actualizaciones de hardware o sistemas operativos, sin cambiar la funcionalidad del software.</text:p>
      <text:p text:style-name="P1"><text:span text:style-name="Strong_20_Emphasis"><text:span text:style-name="T1">Ley del cambio continuo:</text:span></text:span> es un principio que establece que un sistema en uso debe experimentar cambios continuos hasta que sea más rentable reestructurar el sistema.</text:p>
      <text:p text:style-name="P1"><text:span text:style-name="Strong_20_Emphasis"><text:span text:style-name="T1">Mejorar:</text:span></text:span> mejorar algo significa mejorar su función.</text:p>
      <text:p text:style-name="P1"><text:span text:style-name="Strong_20_Emphasis"><text:span text:style-name="T1">Liberación:</text:span></text:span> es una versión actualizada de un programa de software existente.</text:p>
      <text:p text:style-name="P1"><text:span text:style-name="Strong_20_Emphasis"><text:span text:style-name="T1">Mantenimiento perfectivo:</text:span></text:span> es la práctica de actualizar el software para adaptarse a nuevos requisitos del usuario.</text:p>
      <text:p text:style-name="P1"><text:span text:style-name="Strong_20_Emphasis"><text:span text:style-name="T1">Reparar:</text:span></text:span> reparar algo es arreglar las partes que no funcionan correctamente.</text:p>
      <text:p text:style-name="P1"><text:span text:style-name="Strong_20_Emphasis"><text:span text:style-name="T1">Ley de aumento de complejidad:</text:span></text:span> es un principio que establece que una estructura se vuelve más compleja con cada cambio que se realiza en ella.</text:p>
      <text:p text:style-name="P1"><text:span text:style-name="Strong_20_Emphasis"><text:span text:style-name="T1">Código no estructurado:</text:span></text:span> es el código para un sistema que está diseñado de manera deficiente o codificado sin una estructura clara u orden.</text:p>
      <text:p text:style-name="P1"><text:span text:style-name="Strong_20_Emphasis"><text:span text:style-name="T1">Mantenimiento preventivo:</text:span></text:span> es la práctica de mejorar la estructura de un sistema para facilitar su mantenimiento.</text:p>
      <text:p text:style-name="P1">15- <text:span text:style-name="Strong_20_Emphasis"><text:span text:style-name="T1">Sistemas heredados:</text:span></text:span> es un antiguo sistema de software que sigue siendo actualizado y utilizado.</text:p>
      <text:p text:style-name="P1"><text:span text:style-name="Strong_20_Emphasis"><text:span text:style-name="T1">Modernizar:</text:span></text:span> modernizar algo es hacerlo compatible con nuevas tecnologías o actualizar su apariencia y funcionalidad.</text:p>
      <text:p text:style-name="P1"><text:span text:style-name="Strong_20_Emphasis"><text:span text:style-name="T1">Ingeniería inversa:</text:span></text:span> es el proceso de analizar un sistema de software existente y crear una nueva versión del sistema a un nivel de abstracción más alto.</text:p>
      <text:p text:style-name="P1"><text:span text:style-name="Strong_20_Emphasis"><text:span text:style-name="T1">Basado en la web:</text:span></text:span> si algo es basado en la web, se utiliza en Internet.</text:p>
      <text:p text:style-name="P1"><text:span text:style-name="Strong_20_Emphasis"><text:span text:style-name="T1">Renovación:</text:span></text:span> es el proceso de actualizar la interfaz de usuario de un programa sin cambiar la estructura del programa.</text:p>
      <text:p text:style-name="P1"><text:span text:style-name="Strong_20_Emphasis"><text:span text:style-name="T1">Redocumentación:</text:span></text:span> es el proceso de mejorar o simplificar el código de un programa sin cambiar su función o nivel de abstracción.</text:p>
      <text:p text:style-name="P1"><text:span text:style-name="Strong_20_Emphasis"><text:span text:style-name="T1">Recuperación de diseño:</text:span></text:span> es el proceso de crear un programa que sea idéntico a un programa existente en función pero esté mejor organizado en abstracción.</text:p>
      <text:p text:style-name="P1"><text:soft-page-break/><text:span text:style-name="Strong_20_Emphasis"><text:span text:style-name="T1">Equivalencia funcional:</text:span></text:span> es una medida de cuán similares son dos programas en propósito y función, aunque puedan estar codificados de manera diferente.</text:p>
      <text:p text:style-name="P1"><text:span text:style-name="Strong_20_Emphasis"><text:span text:style-name="T1">Reingeniería:</text:span></text:span> la reingeniería, también llamada renovación, es el proceso de realizar cambios funcionales en un sistema.</text:p>
      <text:p text:style-name="P1"><text:span text:style-name="Strong_20_Emphasis"><text:span text:style-name="T1">Reestructuración:</text:span></text:span> es el proceso de actualizar un sistema manteniendo la misma funcionalidad y nivel de abstracción.</text:p>
      <text:p text:style-name="P1">1- <text:span text:style-name="Strong_20_Emphasis"><text:span text:style-name="T1">Modelos conceptuales:</text:span></text:span> es un modelo técnicamente preciso de un sistema informático que se representa en términos de las reacciones de un sistema a las acciones del usuario.</text:p>
      <text:p text:style-name="P1"><text:span text:style-name="Strong_20_Emphasis"><text:span text:style-name="T1">Interfaz de usuario:</text:span></text:span> es una colección de atributos que rige la forma en que un usuario interactúa con un sistema.</text:p>
      <text:p text:style-name="P1"><text:span text:style-name="Strong_20_Emphasis"><text:span text:style-name="T1">Modelo mental:</text:span></text:span> es la comprensión de un usuario sobre un sistema informático.</text:p>
      <text:p text:style-name="P1"><text:span text:style-name="Strong_20_Emphasis"><text:span text:style-name="T1">Vista cognitiva:</text:span></text:span> es un medio para entender un sistema que considera lo que un usuario necesita entender acerca de un sistema para operarlo.</text:p>
      <text:p text:style-name="P1"><text:span text:style-name="Strong_20_Emphasis"><text:span text:style-name="T1">Vista lingüística:</text:span></text:span> es un modelo conceptual que describe las interacciones entre un humano y un sistema.</text:p>
      <text:p text:style-name="P1"><text:span text:style-name="Strong_20_Emphasis"><text:span text:style-name="T1">Vista de diseño:</text:span></text:span> es un modelo conceptual que se centra en el diseño de la interfaz de usuario.</text:p>
      <text:p text:style-name="P1"><text:span text:style-name="Strong_20_Emphasis"><text:span text:style-name="T1">CLG (Gramática de Lenguaje de Comandos):</text:span></text:span> es una estructura gramatical específica que describe los aspectos de la interfaz de usuario de un sistema informático.</text:p>
      <text:p text:style-name="P1"><text:span text:style-name="Strong_20_Emphasis"><text:span text:style-name="T1">Componente conceptual:</text:span></text:span> es una vista de un sistema que se ocupa de las funciones que el sistema realizará para los usuarios.</text:p>
      <text:p text:style-name="P1"><text:span text:style-name="Strong_20_Emphasis"><text:span text:style-name="T1">Componente de comunicación:</text:span></text:span> es una vista de un sistema que se ocupa del diálogo entre sistemas y usuarios.</text:p>
      <text:p text:style-name="P1"><text:span text:style-name="Strong_20_Emphasis"><text:span text:style-name="T1">Componente material:</text:span></text:span> es una vista de un sistema que se ocupa de los gráficos de la interfaz de usuario y el hardware con el que interactuará el usuario.</text:p>
      <text:p text:style-name="P1"><text:span text:style-name="Strong_20_Emphasis"><text:span text:style-name="T1">Nivel semántico:</text:span></text:span> es una vista de un componente conceptual que describe los objetos del sistema y la delegación general de tareas.</text:p>
      <text:p text:style-name="P1"><text:span text:style-name="Strong_20_Emphasis"><text:span text:style-name="T1">Nivel de tarea:</text:span></text:span> es una vista del componente conceptual que se ocupa de las tareas realizadas tanto por la máquina como por el usuario.</text:p>
      <text:p text:style-name="P1"><text:span text:style-name="Strong_20_Emphasis"><text:span text:style-name="T1">Nivel de diseño espacial:</text:span></text:span> es una vista de un componente material que especifica los elementos gráficos que se mostrarán en la pantalla.</text:p>
      <text:p text:style-name="P1"><text:span text:style-name="Strong_20_Emphasis"><text:span text:style-name="T1">Nivel de aparato:</text:span></text:span> es una vista del componente material que especifica la forma y el tacto de botones, teclas y otros hardware con los que el usuario interactuará.</text:p>
      <text:p text:style-name="P1"><text:span text:style-name="Strong_20_Emphasis"><text:span text:style-name="T1">Nivel de pulsación de tecla:</text:span></text:span> es una vista del componente de comunicación que describe las acciones físicas de un usuario, como pulsaciones de teclas o clics de ratón.</text:p>
      <text:p text:style-name="P1"><text:soft-page-break/><text:span text:style-name="Strong_20_Emphasis"><text:span text:style-name="T1">Nivel de sintaxis:</text:span></text:span> es una vista del componente de comunicación que describe el estilo de diálogo especificando todas las interacciones entre el usuario y el sistema.</text:p>
      <text:p text:style-name="P1">2- <text:span text:style-name="Strong_20_Emphasis"><text:span text:style-name="T1">Diseño artístico:</text:span></text:span> es la práctica de utilizar el diseño gráfico para atraer la atención del usuario a partes importantes de una interfaz.</text:p>
      <text:p text:style-name="P1"><text:span text:style-name="Strong_20_Emphasis"><text:span text:style-name="T1">Ergonomía:</text:span></text:span> es el estudio del diseño de hardware destinado a ser operado físicamente por los usuarios.</text:p>
      <text:p text:style-name="P1"><text:span text:style-name="Strong_20_Emphasis"><text:span text:style-name="T1">Modelo Seeheim:</text:span></text:span> es un modelo de diseño de software que separa la aplicación de la interfaz de usuario.</text:p>
      <text:p text:style-name="P1"><text:span text:style-name="Strong_20_Emphasis"><text:span text:style-name="T1">Paradigma MVC (Modelo-Vista-Controlador):</text:span></text:span> es un patrón de diseño para interfaces de usuario que divide la aplicación en tres áreas: el modelo, la vista y el controlador.</text:p>
      <text:p text:style-name="P1"><text:span text:style-name="Strong_20_Emphasis"><text:span text:style-name="T1">Capas:</text:span></text:span> es un nivel de operación de un sistema.</text:p>
      <text:p text:style-name="P1"><text:span text:style-name="Strong_20_Emphasis"><text:span text:style-name="T1">HCI (Interacción Humano-Computadora):</text:span></text:span> es el estudio y diseño de interacciones entre usuarios y computadoras.</text:p>
      <text:p text:style-name="P1"><text:span text:style-name="Strong_20_Emphasis"><text:span text:style-name="T1">Análisis de tareas:</text:span></text:span> es la evaluación de un sistema complejo en términos de sus usuarios, tareas, hardware, entorno social y entorno físico.</text:p>
      <text:p text:style-name="P1"><text:span text:style-name="Strong_20_Emphasis"><text:span text:style-name="T1">Presentación:</text:span></text:span> son los aspectos colectivos de un sistema que son perceptibles para el usuario, como el diseño de la pantalla o el diseño del teclado.</text:p>
      <text:p text:style-name="P1"><text:span text:style-name="Strong_20_Emphasis"><text:span text:style-name="T1">Usuario final:</text:span></text:span> es un consumidor que se convierte en el usuario previsto o principal de un producto.</text:p>
      <text:p text:style-name="P1"><text:span text:style-name="Strong_20_Emphasis"><text:span text:style-name="T1">Diálogo:</text:span></text:span> es una comunicación recíproca entre una computadora y un usuario.</text:p>
      <text:p text:style-name="P1"><text:span text:style-name="Strong_20_Emphasis"><text:span text:style-name="T1">Funcionalidad:</text:span></text:span> es el rango de operaciones que una computadora o sistema de software puede realizar.</text:p>
      <text:p text:style-name="P1"><text:span text:style-name="Strong_20_Emphasis"><text:span text:style-name="T1">Humanidades:</text:span></text:span> es el estudio o enfoque en cómo las personas perciben, aprenden, piensan y sienten.</text:p>
      <text:p text:style-name="P1"><text:span text:style-name="Strong_20_Emphasis"><text:span text:style-name="T1">Diseño centrado en el usuario:</text:span></text:span> es un proceso de diseño que pone gran énfasis en la experiencia de los usuarios finales.</text:p>
      <text:p text:style-name="P1"><text:span text:style-name="Strong_20_Emphasis"><text:span text:style-name="T1">Groupware:</text:span></text:span> es software diseñado para ayudar a un grupo de personas a alcanzar un objetivo común o completar una tarea colaborativa.</text:p>
      <text:p text:style-name="P1"><text:span text:style-name="Strong_20_Emphasis"><text:span text:style-name="T1">UVM (Máquina Virtual del Usuario):</text:span></text:span> es el hardware y software de un sistema dado.</text:p>
      <text:p text:style-name="P1">3- <text:span text:style-name="Strong_20_Emphasis"><text:span text:style-name="T1">Crisis del software:</text:span></text:span> es un problema en la industria del software causado por el hecho de que la demanda de nuevas aplicaciones de software es mayor de lo que los desarrolladores de software pueden cumplir.</text:p>
      <text:p text:style-name="P1"><text:span text:style-name="Strong_20_Emphasis"><text:span text:style-name="T1">Reutilización de software:</text:span></text:span> es la práctica de incorporar fragmentos de código fuente modificados o no modificados de software existente en la creación de nuevo software.</text:p>
      <text:p text:style-name="P1"><text:soft-page-break/><text:span text:style-name="Strong_20_Emphasis"><text:span text:style-name="T1">Alcance:</text:span></text:span> es la extensión de algo o el área que incluye.</text:p>
      <text:p text:style-name="P1"><text:span text:style-name="Strong_20_Emphasis"><text:span text:style-name="T1">Ad hoc:</text:span></text:span> si algo es ad hoc, es in sistemático y se hace para una instancia particular solamente.</text:p>
      <text:p text:style-name="P1"><text:span text:style-name="Strong_20_Emphasis"><text:span text:style-name="T1">Reutilización de caja blanca:</text:span></text:span> es un método de reutilización de software en el que los elementos de software se modifican antes de incorporarse a un nuevo software.</text:p>
      <text:p text:style-name="P1"><text:span text:style-name="Strong_20_Emphasis"><text:span text:style-name="T1">Técnicas:</text:span></text:span> son habilidades o métodos específicos para hacer o crear algo.</text:p>
      <text:p text:style-name="P1"><text:span text:style-name="Strong_20_Emphasis"><text:span text:style-name="T1">Códigos fuente:</text:span></text:span> es una lista de comandos que se ejecutarán en un programa de computadora.</text:p>
      <text:p text:style-name="P1"><text:span text:style-name="Strong_20_Emphasis"><text:span text:style-name="T1">Productos:</text:span></text:span> es algo que está disponible para su compra.</text:p>
      <text:p text:style-name="P1"><text:span text:style-name="Strong_20_Emphasis"><text:span text:style-name="T1">COTS (Comercial, listo para usar):</text:span></text:span> si un software es COTS, no se modifica desde su estado original y el contenido del software generalmente es desconocido.</text:p>
      <text:p text:style-name="P1"><text:span text:style-name="Strong_20_Emphasis"><text:span text:style-name="T1">Reutilización de caja negra:</text:span></text:span> es un método de reutilización de software en el que los elementos de software se reutilizan sin modificación.</text:p>
      <text:p text:style-name="P1"><text:span text:style-name="Strong_20_Emphasis"><text:span text:style-name="T1">Sustancia:</text:span></text:span> son los componentes, conceptos y procedimientos de algo.</text:p>
      <text:p text:style-name="P1"><text:span text:style-name="Strong_20_Emphasis"><text:span text:style-name="T1">Enfoque:</text:span></text:span> es una manera o estrategia de hacer o crear algo.</text:p>
      <text:p text:style-name="P1"><text:span text:style-name="Strong_20_Emphasis"><text:span text:style-name="T1">Composicional:</text:span></text:span> si la tecnología es compositiva, sus componentes existentes pueden reutilizarse fácilmente en nuevos sistemas.</text:p>
      <text:p text:style-name="P1"><text:span text:style-name="Strong_20_Emphasis"><text:span text:style-name="T1">Generativo:</text:span></text:span> si la tecnología es generativa, sus componentes se utilizan para crear programas que generan nuevos programas.</text:p>
      <text:p text:style-name="P1"><text:span text:style-name="Strong_20_Emphasis"><text:span text:style-name="T1">Uso:</text:span></text:span> es la manera en que algo se utiliza.</text:p>
      <text:p text:style-name="P1">4- <text:span text:style-name="Strong_20_Emphasis"><text:span text:style-name="T1">Rastreo de código:</text:span></text:span> es el proceso de reutilizar código que ha sido escrito previamente, si resuelve los problemas actuales.</text:p>
      <text:p text:style-name="P1"><text:span text:style-name="Strong_20_Emphasis"><text:span text:style-name="T1">Biblioteca de programas:</text:span></text:span> es una colección de fragmentos de código listos para usar.</text:p>
      <text:p text:style-name="P1"><text:span text:style-name="Strong_20_Emphasis"><text:span text:style-name="T1">Productos intermedios:</text:span></text:span> es un fragmento de código que está listo para ser utilizado en el desarrollo de una aplicación más complicada.</text:p>
      <text:p text:style-name="P1"><text:span text:style-name="Strong_20_Emphasis"><text:span text:style-name="T1">Instantiar:</text:span></text:span> instanciar algo es completarlo o darle sustancia.</text:p>
      <text:p text:style-name="P1"><text:span text:style-name="Strong_20_Emphasis"><text:span text:style-name="T1">Plantilla:</text:span></text:span> es un componente esquelético que no tiene todos los detalles de un programa completo.</text:p>
      <text:p text:style-name="P1"><text:span text:style-name="Strong_20_Emphasis"><text:span text:style-name="T1">Generador de aplicaciones:</text:span></text:span> es una herramienta que ayuda a los ingenieros a escribir programas a gran escala.</text:p>
      <text:p text:style-name="P1"><text:span text:style-name="Strong_20_Emphasis"><text:span text:style-name="T1">Análisis de dominio:</text:span></text:span> es un proceso que identifica, captura, estructura y reorganiza información para el desarrollo de software.</text:p>
      <text:p text:style-name="P1"><text:span text:style-name="Strong_20_Emphasis"><text:span text:style-name="T1">Sistema de transformación:</text:span></text:span> es una aplicación que ayuda a los ingenieros a transformar sistemas desde conjuntos de especificaciones hasta programas ejecutables.</text:p>
      <text:p text:style-name="P1"><text:soft-page-break/><text:span text:style-name="Strong_20_Emphasis"><text:span text:style-name="T1">ADL (Lenguaje de Descripción de Arquitectura):</text:span></text:span> es un sistema que describe formalmente la configuración arquitectónica de un sistema de software.</text:p>
      <text:p text:style-name="P1"><text:span text:style-name="Strong_20_Emphasis"><text:span text:style-name="T1">MIL (Lenguaje de Interconexión de Módulos):</text:span></text:span> es una descripción formal de la estructura general de un sistema de software.</text:p>
      <text:p text:style-name="P1"><text:span text:style-name="Strong_20_Emphasis"><text:span text:style-name="T1">Esqueleto:</text:span></text:span> si un componente es esquelético, no se han completado todos sus detalles.</text:p>
      <text:p text:style-name="P1"><text:span text:style-name="Strong_20_Emphasis"><text:span text:style-name="T1">Middleware:</text:span></text:span> es un software que conecta el sistema operativo de una computadora con aplicaciones individuales y asegura que los programas puedan ejecutarse juntos sin problemas.</text:p>
      <text:p text:style-name="P1"><text:span text:style-name="Strong_20_Emphasis"><text:span text:style-name="T1">VHLL (Lenguaje de Nivel Muy Alto):</text:span></text:span> es un lenguaje de programación con un alto nivel de abstracción utilizado principalmente por programadores para ayudar en la creación de nuevos programas.</text:p>
      <text:p text:style-name="P1">5- <text:span text:style-name="Strong_20_Emphasis"><text:span text:style-name="T1">Modelo de confiabilidad de software:</text:span></text:span> es un modelo estadístico que tiene como objetivo predecir y prevenir fallas de software.</text:p>
      <text:p text:style-name="P1"><text:span text:style-name="Strong_20_Emphasis"><text:span text:style-name="T1">Confiabilidad:</text:span></text:span> es la calidad de ser consistente y libre de errores.</text:p>
      <text:p text:style-name="P1"><text:span text:style-name="Strong_20_Emphasis"><text:span text:style-name="T1">Programación robusta:</text:span></text:span> es la práctica de asegurar que los componentes de software funcionen correctamente independientemente de su contexto.</text:p>
      <text:p text:style-name="P1"><text:span text:style-name="Strong_20_Emphasis"><text:span text:style-name="T1">Dominio de excepción:</text:span></text:span> es el conjunto de entradas incorrectas para un componente de software.</text:p>
      <text:p text:style-name="P1"><text:span text:style-name="Strong_20_Emphasis"><text:span text:style-name="T1">Errores de software:</text:span></text:span> son problemas en el funcionamiento del software.</text:p>
      <text:p text:style-name="P1"><text:span text:style-name="Strong_20_Emphasis"><text:span text:style-name="T1">Dominios de excepción esperados:</text:span></text:span> son las entradas incorrectas que se anticipan y reconocen por el software.</text:p>
      <text:p text:style-name="P1"><text:span text:style-name="Strong_20_Emphasis"><text:span text:style-name="T1">Umbral:</text:span></text:span> es un límite que debe superarse para que ocurra una reacción específica.</text:p>
      <text:p text:style-name="P1"><text:span text:style-name="Strong_20_Emphasis"><text:span text:style-name="T1">Tolerante a fallas:</text:span></text:span> si un disco es tolerante a fallas, contiene datos de respaldo en caso de falla del software.</text:p>
      <text:p text:style-name="P1"><text:span text:style-name="Strong_20_Emphasis"><text:span text:style-name="T1">Bloques de recuperación:</text:span></text:span> es un archivo de datos guardado automáticamente que se utiliza como respaldo en caso de que una operación cause una falla del software.</text:p>
      <text:p text:style-name="P1"><text:span text:style-name="Strong_20_Emphasis"><text:span text:style-name="T1">Programación de N-versiones:</text:span></text:span> es una técnica de tolerancia a fallas de software en la que se generan múltiples programas funcionalmente equivalentes a partir de las mismas especificaciones iniciales.</text:p>
      <text:p text:style-name="P1"><text:span text:style-name="Strong_20_Emphasis"><text:span text:style-name="T1">BM (Modelo Básico de Tiempo de Ejecución):</text:span></text:span> es un modelo de confiabilidad de software en el que la disminución en la intensidad de fallas es constante.</text:p>
      <text:p text:style-name="P1"><text:span text:style-name="Strong_20_Emphasis"><text:span text:style-name="T1">Redundancia:</text:span></text:span> es la inclusión de componentes que no son necesarios o son copias de componentes existentes para garantizar el funcionamiento adecuado del software en caso de error o falla.</text:p>
      <text:p text:style-name="P1"><text:span text:style-name="Strong_20_Emphasis"><text:span text:style-name="T1">Probabilidad:</text:span></text:span> es la medida de la probabilidad de que algo ocurra.</text:p>
      <text:p text:style-name="P1">6- <text:span text:style-name="Strong_20_Emphasis"><text:span text:style-name="T1">CASE (Ingeniería Asistida por Computadora):</text:span></text:span> es la aplicación de varios sistemas de soporte en el proceso de desarrollo de software.</text:p>
      <text:p text:style-name="P1"><text:soft-page-break/><text:span text:style-name="Strong_20_Emphasis"><text:span text:style-name="T1">Herramientas:</text:span></text:span> son aplicaciones que respaldan el desarrollo de software.</text:p>
      <text:p text:style-name="P1"><text:span text:style-name="Strong_20_Emphasis"><text:span text:style-name="T1">Entornos centrados en el lenguaje:</text:span></text:span> un entorno centrado en el lenguaje, también llamado entorno de programación, es un entorno de desarrollo interactivo que contiene herramientas para el desarrollo en un lenguaje de programación específico.</text:p>
      <text:p text:style-name="P1"><text:span text:style-name="Strong_20_Emphasis"><text:span text:style-name="T1">Entornos integrados:</text:span></text:span> es un entorno de desarrollo que contiene las especificaciones de un producto final.</text:p>
      <text:p text:style-name="P1"><text:span text:style-name="Strong_20_Emphasis"><text:span text:style-name="T1">Entorno centrado en el proceso:</text:span></text:span> es un entorno de desarrollo que se centra en el proceso de desarrollo de software.</text:p>
      <text:p text:style-name="P1"><text:span text:style-name="Strong_20_Emphasis"><text:span text:style-name="T1">Escala de proceso:</text:span></text:span> es una característica de desarrollo de software que especifica si un producto respalda el desarrollo de código o actividades humanas generales.</text:p>
      <text:p text:style-name="P1"><text:span text:style-name="Strong_20_Emphasis"><text:span text:style-name="T1">Entornos:</text:span></text:span> es una aplicación que respalda el desarrollo completo de software.</text:p>
      <text:p text:style-name="P1"><text:span text:style-name="Strong_20_Emphasis"><text:span text:style-name="T1">Juego de herramientas:</text:span></text:span> es un conjunto de herramientas relacionadas que respaldan el proceso de desarrollo de software en un ámbito limitado.</text:p>
      <text:p text:style-name="P1"><text:span text:style-name="Strong_20_Emphasis"><text:span text:style-name="T1">Escala de usuario:</text:span></text:span> es un sistema que mide la cantidad de usuarios que un producto es capaz de admitir.</text:p>
      <text:p text:style-name="P2"><text:span text:style-name="Strong_20_Emphasis"><text:span text:style-name="T1">Familia:</text:span></text:span> si un valor en la escala de usuario es familia, indica que un producto está diseñado para facilitar las interacciones entre los desarrolladores.</text:p>
      <text:p text:style-name="P2"><text:span text:style-name="Strong_20_Emphasis"><text:span text:style-name="T1"><text:line-break/>Ciudad:</text:span></text:span> Si un valor en la escala de usuario es "ciudad", indica que un producto respalda el desarrollo de un sistema más grande que una familia.</text:p>
      <text:p text:style-name="P1"><text:span text:style-name="Strong_20_Emphasis"><text:span text:style-name="T1">Estado:</text:span></text:span> Si un valor en la escala de usuario es "estado", indica que un producto se centra en la uniformidad y estandarización en un sistema muy grande.</text:p>
      <text:p text:style-name="P1"><text:span text:style-name="Strong_20_Emphasis"><text:span text:style-name="T1">Individual:</text:span></text:span> Si un valor en la escala de usuario es "individual", indica que un producto está diseñado para ayudar en la construcción de software por desarrolladores individuales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23T13:42:24.303000000</meta:creation-date>
    <dc:date>2023-11-23T13:49:06.603000000</dc:date>
    <meta:editing-duration>PT6M43S</meta:editing-duration>
    <meta:editing-cycles>1</meta:editing-cycles>
    <meta:document-statistic meta:table-count="0" meta:image-count="0" meta:object-count="0" meta:page-count="12" meta:paragraph-count="225" meta:word-count="3928" meta:character-count="24907" meta:non-whitespace-character-count="21200"/>
    <meta:generator>LibreOffice/7.0.1.2$Windows_X86_64 LibreOffice_project/7cbcfc562f6eb6708b5ff7d7397325de9e764452</meta:generator>
  </office:meta>
</office:document-meta>
</file>